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fo:font-weight="bold" officeooo:rsid="00119ae2" officeooo:paragraph-rsid="00119ae2" style:font-size-asian="9pt" style:font-weight-asian="bold" style:font-size-complex="9pt" style:font-weight-complex="bold"/>
    </style:style>
    <style:style style:name="T1" style:family="text">
      <style:text-properties officeooo:rsid="00135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. Распечатка протокола</text:p>
      <text:p text:style-name="P1">max@max-X550CC:~/os2$ cd ../os1</text:p>
      <text:p text:style-name="P1"/>
      <text:p text:style-name="P1">max@max-X550CC:~/os1$ ls</text:p>
      <text:p text:style-name="P1">a.out <text:s/>example <text:s/>navar.c <text:s/>navar.c~ <text:s/>oslab2.c <text:s/>tedt.c</text:p>
      <text:p text:style-name="P1"/>
      <text:p text:style-name="P1">max@max-X550CC:~/os1$ gcc oslab2.c</text:p>
      <text:p text:style-name="P1"/>
      <text:p text:style-name="P1">max@max-X550CC:~/os1$ ./a.out</text:p>
      <text:p text:style-name="P1">8</text:p>
      <text:p text:style-name="P1">36</text:p>
      <text:p text:style-name="P1"/>
      <text:p text:style-name="P1">max@max-X550CC:~/os1$ ./a.out</text:p>
      <text:p text:style-name="P1">87</text:p>
      <text:p text:style-name="P1">3828</text:p>
      <text:p text:style-name="P1"/>
      <text:p text:style-name="P1">max@max-X550CC:~/os1$ strace -C -w -f ./a.out </text:p>
      <text:p text:style-name="P1">execve("./a.out", ["./a.out"], 0x7ffeba244608 /* 55 vars */) = 0</text:p>
      <text:p text:style-name="P1">brk(NULL) <text:s text:c="30"/>= 0x5631da3b3000</text:p>
      <text:p text:style-name="P1">access("/etc/ld.so.nohwcap", F_OK) <text:s text:c="5"/>= -1 ENOENT (No such file or directory)</text:p>
      <text:p text:style-name="P1">access("/etc/ld.so.preload", R_OK) <text:s text:c="5"/>= -1 ENOENT (No such file or directory)</text:p>
      <text:p text:style-name="P1">openat(AT_FDCWD, "/etc/ld.so.cache", O_RDONLY|O_CLOEXEC) = 3</text:p>
      <text:p text:style-name="P1">fstat(3, {st_mode=S_IFREG|0644, st_size=81642, ...}) = 0</text:p>
      <text:p text:style-name="P1">mmap(NULL, 81642, PROT_READ, MAP_PRIVATE, 3, 0) = 0x7f6da9915000</text:p>
      <text:p text:style-name="P1">close(3) <text:s text:c="31"/>= 0</text:p>
      <text:p text:style-name="P1">access("/etc/ld.so.nohwcap", F_OK) <text:s text:c="5"/>= -1 ENOENT (No such file or directory)</text:p>
      <text:p text:style-name="P1">openat(AT_FDCWD, "/lib/x86_64-linux-gnu/libc.so.6", O_RDONLY|O_CLOEXEC) = 3</text:p>
      <text:p text:style-name="P1">read(3, "\177ELF\2\1\1\3\0\0\0\0\0\0\0\0\3\0&gt;\0\1\0\0\0\260\34\2\0\0\0\0\0"..., 832) = 832</text:p>
      <text:p text:style-name="P1">fstat(3, {st_mode=S_IFREG|0755, st_size=2030544, ...}) = 0</text:p>
      <text:p text:style-name="P1">mmap(NULL, 8192, PROT_READ|PROT_WRITE, MAP_PRIVATE|MAP_ANONYMOUS, -1, 0) = 0x7f6da9913000</text:p>
      <text:p text:style-name="P1">mmap(NULL, 4131552, PROT_READ|PROT_EXEC, MAP_PRIVATE|MAP_DENYWRITE, 3, 0) = 0x7f6da9311000</text:p>
      <text:p text:style-name="P1">mprotect(0x7f6da94f8000, 2097152, PROT_NONE) = 0</text:p>
      <text:p text:style-name="P1">mmap(0x7f6da96f8000, 24576, PROT_READ|PROT_WRITE, MAP_PRIVATE|MAP_FIXED|MAP_DENYWRITE, 3, 0x1e7000) = 0x7f6da96f8000</text:p>
      <text:p text:style-name="P1">mmap(0x7f6da96fe000, 15072, PROT_READ|PROT_WRITE, MAP_PRIVATE|MAP_FIXED|MAP_ANONYMOUS, -1, 0) = 0x7f6da96fe000</text:p>
      <text:p text:style-name="P1">close(3) <text:s text:c="31"/>= 0</text:p>
      <text:p text:style-name="P1">arch_prctl(ARCH_SET_FS, 0x7f6da99144c0) = 0</text:p>
      <text:p text:style-name="P1">mprotect(0x7f6da96f8000, 16384, PROT_READ) = 0</text:p>
      <text:p text:style-name="P1">mprotect(0x5631d8511000, 4096, PROT_READ) = 0</text:p>
      <text:p text:style-name="P1">mprotect(0x7f6da9929000, 4096, PROT_READ) = 0</text:p>
      <text:p text:style-name="P1">munmap(0x7f6da9915000, 81642) <text:s text:c="10"/>= 0</text:p>
      <text:p text:style-name="P1">pipe([3, 4]) <text:s text:c="27"/>= 0</text:p>
      <text:p text:style-name="P1">read(0, 5</text:p>
      <text:p text:style-name="P1">"5\n", 10) <text:s text:c="21"/>= 2</text:p>
      <text:p text:style-name="P1">dup2(3, 0) <text:s text:c="29"/>= 0</text:p>
      <text:p text:style-name="P1">clone(strace: Process 6259 attached</text:p>
      <text:p text:style-name="P1">child_stack=NULL, flags=CLONE_CHILD_CLEARTID|CLONE_CHILD_SETTID|SIGCHLD, child_tidptr=0x7f6da9914790) = 6259</text:p>
      <text:p text:style-name="P1">[pid <text:s/>6258] wait4(-1, <text:s/>&lt;unfinished ...&gt;</text:p>
      <text:p text:style-name="P1">[pid <text:s/>6259] dup2(4, 1) <text:s text:c="17"/>= 1</text:p>
      <text:p text:style-name="P1">[pid <text:s/>6259] write(1, "4\0\0\0\0\0\0\0\0\0", 10) = 10</text:p>
      <text:p text:style-name="P1">[pid <text:s/>6259] execve("./a.out", ["./a.out"], 0x7fff0d502fb8 /* 55 vars */) = 0</text:p>
      <text:p text:style-name="P1">[pid <text:s/>6259] brk(NULL) <text:s text:c="18"/>= 0x55ac79054000</text:p>
      <text:p text:style-name="P1">[pid <text:s/>6259] access("/etc/ld.so.nohwcap", F_OK) = -1 ENOENT (No such file or directory)</text:p>
      <text:p text:style-name="P1">[pid <text:s/>6259] access("/etc/ld.so.preload", R_OK) = -1 ENOENT (No such file or directory)</text:p>
      <text:p text:style-name="P1">[pid <text:s/>6259] openat(AT_FDCWD, "/etc/ld.so.cache", O_RDONLY|O_CLOEXEC) = 5</text:p>
      <text:p text:style-name="P1">[pid <text:s/>6259] fstat(5, {st_mode=S_IFREG|0644, st_size=81642, ...}) = 0</text:p>
      <text:p text:style-name="P1">[pid <text:s/>6259] mmap(NULL, 81642, PROT_READ, MAP_PRIVATE, 5, 0) = 0x7f9ced408000</text:p>
      <text:p text:style-name="P1">[pid <text:s/>6259] close(5) <text:s text:c="19"/>= 0</text:p>
      <text:p text:style-name="P1">[pid <text:s/>6259] access("/etc/ld.so.nohwcap", F_OK) = -1 ENOENT (No such file or directory)</text:p>
      <text:p text:style-name="P1">[pid <text:s/>6259] openat(AT_FDCWD, "/lib/x86_64-linux-gnu/libc.so.6", O_RDONLY|O_CLOEXEC) = 5</text:p>
      <text:p text:style-name="P1">[pid <text:s/>6259] read(5, "\177ELF\2\1\1\3\0\0\0\0\0\0\0\0\3\0&gt;\0\1\0\0\0\260\34\2\0\0\0\0\0"..., 832) = 832</text:p>
      <text:p text:style-name="P1">[pid <text:s/>6259] fstat(5, {st_mode=S_IFREG|0755, st_size=2030544, ...}) = 0</text:p>
      <text:p text:style-name="P1">[pid <text:s/>6259] mmap(NULL, 8192, PROT_READ|PROT_WRITE, MAP_PRIVATE|MAP_ANONYMOUS, -1, 0) = 0x7f9ced406000</text:p>
      <text:p text:style-name="P1">[pid <text:s/>6259] mmap(NULL, 4131552, PROT_READ|PROT_EXEC, MAP_PRIVATE|MAP_DENYWRITE, 5, 0) = 0x7f9cece04000</text:p>
      <text:p text:style-name="P1">[pid <text:s/>6259] mprotect(0x7f9cecfeb000, 2097152, PROT_NONE) = 0</text:p>
      <text:p text:style-name="P1">[pid <text:s/>6259] mmap(0x7f9ced1eb000, 24576, PROT_READ|PROT_WRITE, MAP_PRIVATE|MAP_FIXED|MAP_DENYWRITE, 5, 0x1e7000) = 0x7f9ced1eb000</text:p>
      <text:p text:style-name="P1">[pid <text:s/>6259] mmap(0x7f9ced1f1000, 15072, PROT_READ|PROT_WRITE, MAP_PRIVATE|MAP_FIXED|MAP_ANONYMOUS, -1, 0) = 0x7f9ced1f1000</text:p>
      <text:p text:style-name="P1">[pid <text:s/>6259] close(5) <text:s text:c="19"/>= 0</text:p>
      <text:p text:style-name="P1">[pid <text:s/>6259] arch_prctl(ARCH_SET_FS, 0x7f9ced4074c0) = 0</text:p>
      <text:p text:style-name="P1">[pid <text:s/>6259] mprotect(0x7f9ced1eb000, 16384, PROT_READ) = 0</text:p>
      <text:p text:style-name="P1">[pid <text:s/>6259] mprotect(0x55ac78ab0000, 4096, PROT_READ) = 0</text:p>
      <text:p text:style-name="P1"><text:soft-page-break/>[pid <text:s/>6259] mprotect(0x7f9ced41c000, 4096, PROT_READ) = 0</text:p>
      <text:p text:style-name="P1">[pid <text:s/>6259] munmap(0x7f9ced408000, 81642) = 0</text:p>
      <text:p text:style-name="P1">[pid <text:s/>6259] pipe([5, 6]) <text:s text:c="15"/>= 0</text:p>
      <text:p text:style-name="P1">[pid <text:s/>6259] read(0, "4\0\0\0\0\0\0\0\0\0", 10) = 10</text:p>
      <text:p text:style-name="P1">[pid <text:s/>6259] dup2(5, 0) <text:s text:c="17"/>= 0</text:p>
      <text:p text:style-name="P1">[pid <text:s/>6259] clone(strace: Process 6260 attached</text:p>
      <text:p text:style-name="P1">child_stack=NULL, flags=CLONE_CHILD_CLEARTID|CLONE_CHILD_SETTID|SIGCHLD, child_tidptr=0x7f9ced407790) = 6260</text:p>
      <text:p text:style-name="P1">[pid <text:s/>6260] dup2(6, 1 &lt;unfinished ...&gt;</text:p>
      <text:p text:style-name="P1">[pid <text:s/>6259] wait4(-1, <text:s/>&lt;unfinished ...&gt;</text:p>
      <text:p text:style-name="P1">[pid <text:s/>6260] &lt;... dup2 resumed&gt; ) <text:s text:c="7"/>= 1</text:p>
      <text:p text:style-name="P1">[pid <text:s/>6260] write(1, "3\0\0\0\0\0\0\0\0\0", 10) = 10</text:p>
      <text:p text:style-name="P1">[pid <text:s/>6260] execve("./a.out", ["./a.out"], 0x7ffdbf855538 /* 55 vars */) = 0</text:p>
      <text:p text:style-name="P1">[pid <text:s/>6260] brk(NULL) <text:s text:c="18"/>= 0x5572c267e000</text:p>
      <text:p text:style-name="P1">[pid <text:s/>6260] access("/etc/ld.so.nohwcap", F_OK) = -1 ENOENT (No such file or directory)</text:p>
      <text:p text:style-name="P1">[pid <text:s/>6260] access("/etc/ld.so.preload", R_OK) = -1 ENOENT (No such file or directory)</text:p>
      <text:p text:style-name="P1">[pid <text:s/>6260] openat(AT_FDCWD, "/etc/ld.so.cache", O_RDONLY|O_CLOEXEC) = 7</text:p>
      <text:p text:style-name="P1">[pid <text:s/>6260] fstat(7, {st_mode=S_IFREG|0644, st_size=81642, ...}) = 0</text:p>
      <text:p text:style-name="P1">[pid <text:s/>6260] mmap(NULL, 81642, PROT_READ, MAP_PRIVATE, 7, 0) = 0x7efccc281000</text:p>
      <text:p text:style-name="P1">[pid <text:s/>6260] close(7) <text:s text:c="19"/>= 0</text:p>
      <text:p text:style-name="P1">[pid <text:s/>6260] access("/etc/ld.so.nohwcap", F_OK) = -1 ENOENT (No such file or directory)</text:p>
      <text:p text:style-name="P1">[pid <text:s/>6260] openat(AT_FDCWD, "/lib/x86_64-linux-gnu/libc.so.6", O_RDONLY|O_CLOEXEC) = 7</text:p>
      <text:p text:style-name="P1">[pid <text:s/>6260] read(7, "\177ELF\2\1\1\3\0\0\0\0\0\0\0\0\3\0&gt;\0\1\0\0\0\260\34\2\0\0\0\0\0"..., 832) = 832</text:p>
      <text:p text:style-name="P1">[pid <text:s/>6260] fstat(7, {st_mode=S_IFREG|0755, st_size=2030544, ...}) = 0</text:p>
      <text:p text:style-name="P1">[pid <text:s/>6260] mmap(NULL, 8192, PROT_READ|PROT_WRITE, MAP_PRIVATE|MAP_ANONYMOUS, -1, 0) = 0x7efccc27f000</text:p>
      <text:p text:style-name="P1">[pid <text:s/>6260] mmap(NULL, 4131552, PROT_READ|PROT_EXEC, MAP_PRIVATE|MAP_DENYWRITE, 7, 0) = 0x7efccbc7d000</text:p>
      <text:p text:style-name="P1">[pid <text:s/>6260] mprotect(0x7efccbe64000, 2097152, PROT_NONE) = 0</text:p>
      <text:p text:style-name="P1">[pid <text:s/>6260] mmap(0x7efccc064000, 24576, PROT_READ|PROT_WRITE, MAP_PRIVATE|MAP_FIXED|MAP_DENYWRITE, 7, 0x1e7000) = 0x7efccc064000</text:p>
      <text:p text:style-name="P1">[pid <text:s/>6260] mmap(0x7efccc06a000, 15072, PROT_READ|PROT_WRITE, MAP_PRIVATE|MAP_FIXED|MAP_ANONYMOUS, -1, 0) = 0x7efccc06a000</text:p>
      <text:p text:style-name="P1">[pid <text:s/>6260] close(7) <text:s text:c="19"/>= 0</text:p>
      <text:p text:style-name="P1">[pid <text:s/>6260] arch_prctl(ARCH_SET_FS, 0x7efccc2804c0) = 0</text:p>
      <text:p text:style-name="P1">[pid <text:s/>6260] mprotect(0x7efccc064000, 16384, PROT_READ) = 0</text:p>
      <text:p text:style-name="P1">[pid <text:s/>6260] mprotect(0x5572c18db000, 4096, PROT_READ) = 0</text:p>
      <text:p text:style-name="P1">[pid <text:s/>6260] mprotect(0x7efccc295000, 4096, PROT_READ) = 0</text:p>
      <text:p text:style-name="P1">[pid <text:s/>6260] munmap(0x7efccc281000, 81642) = 0</text:p>
      <text:p text:style-name="P1">[pid <text:s/>6260] pipe([7, 8]) <text:s text:c="15"/>= 0</text:p>
      <text:p text:style-name="P1">[pid <text:s/>6260] read(0, "3\0\0\0\0\0\0\0\0\0", 10) = 10</text:p>
      <text:p text:style-name="P1">[pid <text:s/>6260] dup2(7, 0) <text:s text:c="17"/>= 0</text:p>
      <text:p text:style-name="P1">[pid <text:s/>6260] clone(strace: Process 6261 attached</text:p>
      <text:p text:style-name="P1"><text:s/>&lt;unfinished ...&gt;</text:p>
      <text:p text:style-name="P1">[pid <text:s/>6261] dup2(8, 1 &lt;unfinished ...&gt;</text:p>
      <text:p text:style-name="P1">[pid <text:s/>6260] &lt;... clone resumed&gt; child_stack=NULL, flags=CLONE_CHILD_CLEARTID|CLONE_CHILD_SETTID|SIGCHLD, child_tidptr=0x7efccc280790) = 6261</text:p>
      <text:p text:style-name="P1">[pid <text:s/>6261] &lt;... dup2 resumed&gt; ) <text:s text:c="7"/>= 1</text:p>
      <text:p text:style-name="P1">[pid <text:s/>6261] write(1, "2\0\0\0\0\0\0\0\0\0", 10 &lt;unfinished ...&gt;</text:p>
      <text:p text:style-name="P1">[pid <text:s/>6260] wait4(-1, <text:s/>&lt;unfinished ...&gt;</text:p>
      <text:p text:style-name="P1">[pid <text:s/>6261] &lt;... write resumed&gt; ) <text:s text:c="6"/>= 10</text:p>
      <text:p text:style-name="P1">[pid <text:s/>6261] execve("./a.out", ["./a.out"], 0x7ffcac6975d8 /* 55 vars */) = 0</text:p>
      <text:p text:style-name="P1">[pid <text:s/>6261] brk(NULL) <text:s text:c="18"/>= 0x55f4d34af000</text:p>
      <text:p text:style-name="P1">[pid <text:s/>6261] access("/etc/ld.so.nohwcap", F_OK) = -1 ENOENT (No such file or directory)</text:p>
      <text:p text:style-name="P1">[pid <text:s/>6261] access("/etc/ld.so.preload", R_OK) = -1 ENOENT (No such file or directory)</text:p>
      <text:p text:style-name="P1">[pid <text:s/>6261] openat(AT_FDCWD, "/etc/ld.so.cache", O_RDONLY|O_CLOEXEC) = 9</text:p>
      <text:p text:style-name="P1">[pid <text:s/>6261] fstat(9, {st_mode=S_IFREG|0644, st_size=81642, ...}) = 0</text:p>
      <text:p text:style-name="P1">[pid <text:s/>6261] mmap(NULL, 81642, PROT_READ, MAP_PRIVATE, 9, 0) = 0x7f2fd78ef000</text:p>
      <text:p text:style-name="P1">[pid <text:s/>6261] close(9) <text:s text:c="19"/>= 0</text:p>
      <text:p text:style-name="P1">[pid <text:s/>6261] access("/etc/ld.so.nohwcap", F_OK) = -1 ENOENT (No such file or directory)</text:p>
      <text:p text:style-name="P1">[pid <text:s/>6261] openat(AT_FDCWD, "/lib/x86_64-linux-gnu/libc.so.6", O_RDONLY|O_CLOEXEC) = 9</text:p>
      <text:p text:style-name="P1">[pid <text:s/>6261] read(9, "\177ELF\2\1\1\3\0\0\0\0\0\0\0\0\3\0&gt;\0\1\0\0\0\260\34\2\0\0\0\0\0"..., 832) = 832</text:p>
      <text:p text:style-name="P1">[pid <text:s/>6261] fstat(9, {st_mode=S_IFREG|0755, st_size=2030544, ...}) = 0</text:p>
      <text:p text:style-name="P1">[pid <text:s/>6261] mmap(NULL, 8192, PROT_READ|PROT_WRITE, MAP_PRIVATE|MAP_ANONYMOUS, -1, 0) = 0x7f2fd78ed000</text:p>
      <text:p text:style-name="P1">[pid <text:s/>6261] mmap(NULL, 4131552, PROT_READ|PROT_EXEC, MAP_PRIVATE|MAP_DENYWRITE, 9, 0) = 0x7f2fd72eb000</text:p>
      <text:p text:style-name="P1">[pid <text:s/>6261] mprotect(0x7f2fd74d2000, 2097152, PROT_NONE) = 0</text:p>
      <text:p text:style-name="P1">[pid <text:s/>6261] mmap(0x7f2fd76d2000, 24576, PROT_READ|PROT_WRITE, MAP_PRIVATE|MAP_FIXED|MAP_DENYWRITE, 9, 0x1e7000) = 0x7f2fd76d2000</text:p>
      <text:p text:style-name="P1">[pid <text:s/>6261] mmap(0x7f2fd76d8000, 15072, PROT_READ|PROT_WRITE, MAP_PRIVATE|MAP_FIXED|MAP_ANONYMOUS, -1, 0) = 0x7f2fd76d8000</text:p>
      <text:p text:style-name="P1">[pid <text:s/>6261] close(9) <text:s text:c="19"/>= 0</text:p>
      <text:p text:style-name="P1">[pid <text:s/>6261] arch_prctl(ARCH_SET_FS, 0x7f2fd78ee4c0) = 0</text:p>
      <text:p text:style-name="P1">[pid <text:s/>6261] mprotect(0x7f2fd76d2000, 16384, PROT_READ) = 0</text:p>
      <text:p text:style-name="P1">[pid <text:s/>6261] mprotect(0x55f4d2f78000, 4096, PROT_READ) = 0</text:p>
      <text:p text:style-name="P1">[pid <text:s/>6261] mprotect(0x7f2fd7903000, 4096, PROT_READ) = 0</text:p>
      <text:p text:style-name="P1"><text:soft-page-break/>[pid <text:s/>6261] munmap(0x7f2fd78ef000, 81642) = 0</text:p>
      <text:p text:style-name="P1">[pid <text:s/>6261] pipe([9, 10]) <text:s text:c="14"/>= 0</text:p>
      <text:p text:style-name="P1">[pid <text:s/>6261] read(0, "2\0\0\0\0\0\0\0\0\0", 10) = 10</text:p>
      <text:p text:style-name="P1">[pid <text:s/>6261] dup2(9, 0) <text:s text:c="17"/>= 0</text:p>
      <text:p text:style-name="P1">[pid <text:s/>6261] clone(strace: Process 6262 attached</text:p>
      <text:p text:style-name="P1">child_stack=NULL, flags=CLONE_CHILD_CLEARTID|CLONE_CHILD_SETTID|SIGCHLD, child_tidptr=0x7f2fd78ee790) = 6262</text:p>
      <text:p text:style-name="P1">[pid <text:s/>6262] dup2(10, 1 &lt;unfinished ...&gt;</text:p>
      <text:p text:style-name="P1">[pid <text:s/>6261] wait4(-1, <text:s/>&lt;unfinished ...&gt;</text:p>
      <text:p text:style-name="P1">[pid <text:s/>6262] &lt;... dup2 resumed&gt; ) <text:s text:c="7"/>= 1</text:p>
      <text:p text:style-name="P1">[pid <text:s/>6262] write(1, "1\0\0\0\0\0\0\0\0\0", 10) = 10</text:p>
      <text:p text:style-name="P1">[pid <text:s/>6262] execve("./a.out", ["./a.out"], 0x7fff0978ddb8 /* 55 vars */) = 0</text:p>
      <text:p text:style-name="P1">[pid <text:s/>6262] brk(NULL) <text:s text:c="18"/>= 0x5587073da000</text:p>
      <text:p text:style-name="P1">[pid <text:s/>6262] access("/etc/ld.so.nohwcap", F_OK) = -1 ENOENT (No such file or directory)</text:p>
      <text:p text:style-name="P1">[pid <text:s/>6262] access("/etc/ld.so.preload", R_OK) = -1 ENOENT (No such file or directory)</text:p>
      <text:p text:style-name="P1">[pid <text:s/>6262] openat(AT_FDCWD, "/etc/ld.so.cache", O_RDONLY|O_CLOEXEC) = 11</text:p>
      <text:p text:style-name="P1">[pid <text:s/>6262] fstat(11, {st_mode=S_IFREG|0644, st_size=81642, ...}) = 0</text:p>
      <text:p text:style-name="P1">[pid <text:s/>6262] mmap(NULL, 81642, PROT_READ, MAP_PRIVATE, 11, 0) = 0x7fd036432000</text:p>
      <text:p text:style-name="P1">[pid <text:s/>6262] close(11) <text:s text:c="18"/>= 0</text:p>
      <text:p text:style-name="P1">[pid <text:s/>6262] access("/etc/ld.so.nohwcap", F_OK) = -1 ENOENT (No such file or directory)</text:p>
      <text:p text:style-name="P1">[pid <text:s/>6262] openat(AT_FDCWD, "/lib/x86_64-linux-gnu/libc.so.6", O_RDONLY|O_CLOEXEC) = 11</text:p>
      <text:p text:style-name="P1">[pid <text:s/>6262] read(11, "\177ELF\2\1\1\3\0\0\0\0\0\0\0\0\3\0&gt;\0\1\0\0\0\260\34\2\0\0\0\0\0"..., 832) = 832</text:p>
      <text:p text:style-name="P1">[pid <text:s/>6262] fstat(11, {st_mode=S_IFREG|0755, st_size=2030544, ...}) = 0</text:p>
      <text:p text:style-name="P1">[pid <text:s/>6262] mmap(NULL, 8192, PROT_READ|PROT_WRITE, MAP_PRIVATE|MAP_ANONYMOUS, -1, 0) = 0x7fd036430000</text:p>
      <text:p text:style-name="P1">[pid <text:s/>6262] mmap(NULL, 4131552, PROT_READ|PROT_EXEC, MAP_PRIVATE|MAP_DENYWRITE, 11, 0) = 0x7fd035e2e000</text:p>
      <text:p text:style-name="P1">[pid <text:s/>6262] mprotect(0x7fd036015000, 2097152, PROT_NONE) = 0</text:p>
      <text:p text:style-name="P1">[pid <text:s/>6262] mmap(0x7fd036215000, 24576, PROT_READ|PROT_WRITE, MAP_PRIVATE|MAP_FIXED|MAP_DENYWRITE, 11, 0x1e7000) = 0x7fd036215000</text:p>
      <text:p text:style-name="P1">[pid <text:s/>6262] mmap(0x7fd03621b000, 15072, PROT_READ|PROT_WRITE, MAP_PRIVATE|MAP_FIXED|MAP_ANONYMOUS, -1, 0) = 0x7fd03621b000</text:p>
      <text:p text:style-name="P1">[pid <text:s/>6262] close(11) <text:s text:c="18"/>= 0</text:p>
      <text:p text:style-name="P1">[pid <text:s/>6262] arch_prctl(ARCH_SET_FS, 0x7fd0364314c0) = 0</text:p>
      <text:p text:style-name="P1">[pid <text:s/>6262] mprotect(0x7fd036215000, 16384, PROT_READ) = 0</text:p>
      <text:p text:style-name="P1">[pid <text:s/>6262] mprotect(0x558706c91000, 4096, PROT_READ) = 0</text:p>
      <text:p text:style-name="P1">[pid <text:s/>6262] mprotect(0x7fd036446000, 4096, PROT_READ) = 0</text:p>
      <text:p text:style-name="P1">[pid <text:s/>6262] munmap(0x7fd036432000, 81642) = 0</text:p>
      <text:p text:style-name="P1">[pid <text:s/>6262] pipe([11, 12]) <text:s text:c="13"/>= 0</text:p>
      <text:p text:style-name="P1">[pid <text:s/>6262] read(0, "1\0\0\0\0\0\0\0\0\0", 10) = 10</text:p>
      <text:p text:style-name="P1">[pid <text:s/>6262] dup2(11, 0) <text:s text:c="16"/>= 0</text:p>
      <text:p text:style-name="P1">[pid <text:s/>6262] write(1, "1\0\0\0\0\0\0\0\0\0", 10) = 10</text:p>
      <text:p text:style-name="P1">[pid <text:s/>6262] exit_group(0) <text:s text:c="14"/>= ?</text:p>
      <text:p text:style-name="P1">[pid <text:s/>6262] +++ exited with 0 +++</text:p>
      <text:p text:style-name="P1">[pid <text:s/>6261] &lt;... wait4 resumed&gt; NULL, 0, NULL) = 6262</text:p>
      <text:p text:style-name="P1">[pid <text:s/>6261] --- SIGCHLD {si_signo=SIGCHLD, si_code=CLD_EXITED, si_pid=6262, si_uid=1000, si_status=0, si_utime=0, si_stime=0} ---</text:p>
      <text:p text:style-name="P1">[pid <text:s/>6261] close(10) <text:s text:c="18"/>= 0</text:p>
      <text:p text:style-name="P1">[pid <text:s/>6261] read(0, "1\0\0\0\0\0\0\0\0\0", 10) = 10</text:p>
      <text:p text:style-name="P1">[pid <text:s/>6261] write(1, "3\0\0\0\0\0\0\0\0\0", 10) = 10</text:p>
      <text:p text:style-name="P1">[pid <text:s/>6261] fstat(1, {st_mode=S_IFIFO|0600, st_size=0, ...}) = 0</text:p>
      <text:p text:style-name="P1">[pid <text:s/>6261] brk(NULL) <text:s text:c="18"/>= 0x55f4d34af000</text:p>
      <text:p text:style-name="P1">[pid <text:s/>6261] brk(0x55f4d34d0000) <text:s text:c="8"/>= 0x55f4d34d0000</text:p>
      <text:p text:style-name="P1">[pid <text:s/>6261] write(1, "\n", 1) <text:s text:c="10"/>= 1</text:p>
      <text:p text:style-name="P1">[pid <text:s/>6261] exit_group(0) <text:s text:c="14"/>= ?</text:p>
      <text:p text:style-name="P1">[pid <text:s/>6261] +++ exited with 0 +++</text:p>
      <text:p text:style-name="P1">[pid <text:s/>6260] &lt;... wait4 resumed&gt; NULL, 0, NULL) = 6261</text:p>
      <text:p text:style-name="P1">[pid <text:s/>6260] --- SIGCHLD {si_signo=SIGCHLD, si_code=CLD_EXITED, si_pid=6261, si_uid=1000, si_status=0, si_utime=0, si_stime=0} ---</text:p>
      <text:p text:style-name="P1">[pid <text:s/>6260] close(8) <text:s text:c="19"/>= 0</text:p>
      <text:p text:style-name="P1">[pid <text:s/>6260] read(0, "3\0\0\0\0\0\0\0\0\0", 10) = 10</text:p>
      <text:p text:style-name="P1">[pid <text:s/>6260] write(1, "6\0\0\0\0\0\0\0\0\0", 10) = 10</text:p>
      <text:p text:style-name="P1">[pid <text:s/>6260] fstat(1, {st_mode=S_IFIFO|0600, st_size=0, ...}) = 0</text:p>
      <text:p text:style-name="P1">[pid <text:s/>6260] brk(NULL) <text:s text:c="18"/>= 0x5572c267e000</text:p>
      <text:p text:style-name="P1">[pid <text:s/>6260] brk(0x5572c269f000) <text:s text:c="8"/>= 0x5572c269f000</text:p>
      <text:p text:style-name="P1">[pid <text:s/>6260] write(1, "\n", 1) <text:s text:c="10"/>= 1</text:p>
      <text:p text:style-name="P1">[pid <text:s/>6260] exit_group(0) <text:s text:c="14"/>= ?</text:p>
      <text:p text:style-name="P1">[pid <text:s/>6260] +++ exited with 0 +++</text:p>
      <text:p text:style-name="P1">[pid <text:s/>6259] &lt;... wait4 resumed&gt; NULL, 0, NULL) = 6260</text:p>
      <text:p text:style-name="P1">[pid <text:s/>6259] --- SIGCHLD {si_signo=SIGCHLD, si_code=CLD_EXITED, si_pid=6260, si_uid=1000, si_status=0, si_utime=0, si_stime=0} ---</text:p>
      <text:p text:style-name="P1">[pid <text:s/>6259] close(6) <text:s text:c="19"/>= 0</text:p>
      <text:p text:style-name="P1">[pid <text:s/>6259] read(0, "6\0\0\0\0\0\0\0\0\0", 10) = 10</text:p>
      <text:p text:style-name="P1">[pid <text:s/>6259] write(1, "10\0\0\0\0\0\0\0\0", 10) = 10</text:p>
      <text:p text:style-name="P1">[pid <text:s/>6259] fstat(1, {st_mode=S_IFIFO|0600, st_size=0, ...}) = 0</text:p>
      <text:p text:style-name="P1">[pid <text:s/>6259] brk(NULL) <text:s text:c="18"/>= 0x55ac79054000</text:p>
      <text:p text:style-name="P1">[pid <text:s/>6259] brk(0x55ac79075000) <text:s text:c="8"/>= 0x55ac79075000</text:p>
      <text:p text:style-name="P1"><text:soft-page-break/>[pid <text:s/>6259] write(1, "\n", 1) <text:s text:c="10"/>= 1</text:p>
      <text:p text:style-name="P1">[pid <text:s/>6259] exit_group(0) <text:s text:c="14"/>= ?</text:p>
      <text:p text:style-name="P1">[pid <text:s/>6259] +++ exited with 0 +++</text:p>
      <text:p text:style-name="P1">&lt;... wait4 resumed&gt; NULL, 0, NULL) <text:s text:c="5"/>= 6259</text:p>
      <text:p text:style-name="P1">--- SIGCHLD {si_signo=SIGCHLD, si_code=CLD_EXITED, si_pid=6259, si_uid=1000, si_status=0, si_utime=0, si_stime=0} ---</text:p>
      <text:p text:style-name="P1">close(4) <text:s text:c="31"/>= 0</text:p>
      <text:p text:style-name="P1">read(0, "10\0\0\0\0\0\0\0\0", 10) <text:s text:c="6"/>= 10</text:p>
      <text:p text:style-name="P1">write(1, "15\0\0\0\0\0\0\0\0", 1015) <text:s text:c="5"/>= 10</text:p>
      <text:p text:style-name="P1">fstat(1, {st_mode=S_IFCHR|0620, st_rdev=makedev(136, 0), ...}) = 0</text:p>
      <text:p text:style-name="P1">brk(NULL) <text:s text:c="30"/>= 0x5631da3b3000</text:p>
      <text:p text:style-name="P1">brk(0x5631da3d4000) <text:s text:c="20"/>= 0x5631da3d4000</text:p>
      <text:p text:style-name="P1">write(1, "\n", 1</text:p>
      <text:p text:style-name="P1">) <text:s text:c="22"/>= 1</text:p>
      <text:p text:style-name="P1">exit_group(0) <text:s text:c="26"/>= ?</text:p>
      <text:p text:style-name="P1">+++ exited with 0 +++% time <text:s text:c="4"/>seconds <text:s/>usecs/call <text:s text:c="4"/>calls <text:s text:c="3"/>errors syscall</text:p>
      <text:p text:style-name="P1">------ ----------- ----------- --------- --------- ----------------</text:p>
      <text:p text:style-name="P1"><text:s/>99.65 <text:s text:c="2"/>10.166322 <text:s text:c="5"/>726166 <text:s text:c="7"/>14 <text:s text:c="10"/>read</text:p>
      <text:p text:style-name="P1"><text:s text:c="2"/>0.29 <text:s text:c="3"/>0.029962 <text:s text:c="7"/>7491 <text:s text:c="8"/>4 <text:s text:c="10"/>wait4</text:p>
      <text:p text:style-name="P1"><text:s text:c="2"/>0.02 <text:s text:c="3"/>0.001565 <text:s text:c="8"/>313 <text:s text:c="8"/>5 <text:s text:c="10"/>execve</text:p>
      <text:p text:style-name="P1"><text:s text:c="2"/>0.01 <text:s text:c="3"/>0.000822 <text:s text:c="8"/>206 <text:s text:c="8"/>4 <text:s text:c="10"/>clone</text:p>
      <text:p text:style-name="P1"><text:s text:c="2"/>0.00 <text:s text:c="3"/>0.000504 <text:s text:c="9"/>20 <text:s text:c="7"/>25 <text:s text:c="10"/>mmap</text:p>
      <text:p text:style-name="P1"><text:s text:c="2"/>0.00 <text:s text:c="3"/>0.000463 <text:s text:c="9"/>23 <text:s text:c="7"/>20 <text:s text:c="10"/>mprotect</text:p>
      <text:p text:style-name="P1"><text:s text:c="2"/>0.00 <text:s text:c="3"/>0.000439 <text:s text:c="9"/>34 <text:s text:c="7"/>13 <text:s text:c="10"/>write</text:p>
      <text:p text:style-name="P1"><text:s text:c="2"/>0.00 <text:s text:c="3"/>0.000381 <text:s text:c="9"/>25 <text:s text:c="7"/>15 <text:s text:c="7"/>15 access</text:p>
      <text:p text:style-name="P1"><text:s text:c="2"/>0.00 <text:s text:c="3"/>0.000268 <text:s text:c="9"/>30 <text:s text:c="8"/>9 <text:s text:c="10"/>dup2</text:p>
      <text:p text:style-name="P1"><text:s text:c="2"/>0.00 <text:s text:c="3"/>0.000266 <text:s text:c="9"/>19 <text:s text:c="7"/>14 <text:s text:c="10"/>fstat</text:p>
      <text:p text:style-name="P1"><text:s text:c="2"/>0.00 <text:s text:c="3"/>0.000255 <text:s text:c="9"/>20 <text:s text:c="7"/>13 <text:s text:c="10"/>brk</text:p>
      <text:p text:style-name="P1"><text:s text:c="2"/>0.00 <text:s text:c="3"/>0.000245 <text:s text:c="9"/>25 <text:s text:c="7"/>10 <text:s text:c="10"/>openat</text:p>
      <text:p text:style-name="P1"><text:s text:c="2"/>0.00 <text:s text:c="3"/>0.000237 <text:s text:c="9"/>17 <text:s text:c="7"/>14 <text:s text:c="10"/>close</text:p>
      <text:p text:style-name="P1"><text:s text:c="2"/>0.00 <text:s text:c="3"/>0.000166 <text:s text:c="9"/>33 <text:s text:c="8"/>5 <text:s text:c="10"/>munmap</text:p>
      <text:p text:style-name="P1"><text:s text:c="2"/>0.00 <text:s text:c="3"/>0.000119 <text:s text:c="9"/>24 <text:s text:c="8"/>5 <text:s text:c="10"/>pipe</text:p>
      <text:p text:style-name="P1"><text:s text:c="2"/>0.00 <text:s text:c="3"/>0.000086 <text:s text:c="9"/>17 <text:s text:c="8"/>5 <text:s text:c="10"/>arch_prctl</text:p>
      <text:p text:style-name="P1">------ ----------- ----------- --------- --------- ----------------</text:p>
      <text:p text:style-name="P1">100.00 <text:s text:c="2"/>10.202100 <text:s text:c="18"/>175 <text:s text:c="7"/>15 total</text:p>
      <text:p text:style-name="P1"/>
      <text:p text:style-name="P1">max@max-X550CC:~/os1$ strace -c -w ./a.out</text:p>
      <text:p text:style-name="P1">6</text:p>
      <text:p text:style-name="P1">21</text:p>
      <text:p text:style-name="P1">% time <text:s text:c="4"/>seconds <text:s/>usecs/call <text:s text:c="4"/>calls <text:s text:c="3"/>errors syscall</text:p>
      <text:p text:style-name="P1">------ ----------- ----------- --------- --------- ----------------</text:p>
      <text:p text:style-name="P1"><text:s/>99.84 <text:s text:c="3"/>6.256173 <text:s text:c="4"/>2085391 <text:s text:c="8"/>3 <text:s text:c="10"/>read</text:p>
      <text:p text:style-name="P1"><text:s text:c="2"/>0.14 <text:s text:c="3"/>0.008480 <text:s text:c="7"/>8480 <text:s text:c="8"/>1 <text:s text:c="10"/>wait4</text:p>
      <text:p text:style-name="P1"><text:s text:c="2"/>0.01 <text:s text:c="3"/>0.000650 <text:s text:c="8"/>650 <text:s text:c="8"/>1 <text:s text:c="10"/>execve</text:p>
      <text:p text:style-name="P1"><text:s text:c="2"/>0.00 <text:s text:c="3"/>0.000216 <text:s text:c="8"/>216 <text:s text:c="8"/>1 <text:s text:c="10"/>clone</text:p>
      <text:p text:style-name="P1"><text:s text:c="2"/>0.00 <text:s text:c="3"/>0.000173 <text:s text:c="9"/>58 <text:s text:c="8"/>3 <text:s text:c="10"/>close</text:p>
      <text:p text:style-name="P1"><text:s text:c="2"/>0.00 <text:s text:c="3"/>0.000149 <text:s text:c="9"/>30 <text:s text:c="8"/>5 <text:s text:c="10"/>mmap</text:p>
      <text:p text:style-name="P1"><text:s text:c="2"/>0.00 <text:s text:c="3"/>0.000123 <text:s text:c="9"/>31 <text:s text:c="8"/>4 <text:s text:c="10"/>mprotect</text:p>
      <text:p text:style-name="P1"><text:s text:c="2"/>0.00 <text:s text:c="3"/>0.000087 <text:s text:c="9"/>29 <text:s text:c="8"/>3 <text:s text:c="10"/>fstat</text:p>
      <text:p text:style-name="P1"><text:s text:c="2"/>0.00 <text:s text:c="3"/>0.000078 <text:s text:c="9"/>26 <text:s text:c="8"/>3 <text:s text:c="8"/>3 access</text:p>
      <text:p text:style-name="P1"><text:s text:c="2"/>0.00 <text:s text:c="3"/>0.000064 <text:s text:c="9"/>32 <text:s text:c="8"/>2 <text:s text:c="10"/>openat</text:p>
      <text:p text:style-name="P1"><text:s text:c="2"/>0.00 <text:s text:c="3"/>0.000057 <text:s text:c="9"/>29 <text:s text:c="8"/>2 <text:s text:c="10"/>write</text:p>
      <text:p text:style-name="P1"><text:s text:c="2"/>0.00 <text:s text:c="3"/>0.000057 <text:s text:c="9"/>19 <text:s text:c="8"/>3 <text:s text:c="10"/>brk</text:p>
      <text:p text:style-name="P1"><text:s text:c="2"/>0.00 <text:s text:c="3"/>0.000046 <text:s text:c="9"/>46 <text:s text:c="8"/>1 <text:s text:c="10"/>dup2</text:p>
      <text:p text:style-name="P1"><text:s text:c="2"/>0.00 <text:s text:c="3"/>0.000031 <text:s text:c="9"/>31 <text:s text:c="8"/>1 <text:s text:c="10"/>pipe</text:p>
      <text:p text:style-name="P1"><text:s text:c="2"/>0.00 <text:s text:c="3"/>0.000020 <text:s text:c="9"/>20 <text:s text:c="8"/>1 <text:s text:c="10"/>arch_prctl</text:p>
      <text:p text:style-name="P1"><text:s text:c="2"/>0.00 <text:s text:c="3"/>0.000016 <text:s text:c="9"/>16 <text:s text:c="8"/>1 <text:s text:c="10"/>munmap</text:p>
      <text:p text:style-name="P1">------ ----------- ----------- --------- --------- ----------------</text:p>
      <text:p text:style-name="P1">100.00 <text:s text:c="3"/>6.266420 <text:s text:c="19"/>35 <text:s text:c="8"/>3 total</text:p>
      <text:p text:style-name="P1">max@max-X550CC:~/os1$ strace -c -w -f ./a.out</text:p>
      <text:p text:style-name="P1">87</text:p>
      <text:p text:style-name="P1">strace: Process 7248 attached</text:p>
      <text:p text:style-name="P1">strace: Process 7249 attached</text:p>
      <text:p text:style-name="P1">strace: Process 7250 attached</text:p>
      <text:p text:style-name="P1">strace: Process 7251 attached</text:p>
      <text:p text:style-name="P1">strace: Process 7252 attached</text:p>
      <text:p text:style-name="P1">strace: Process 7253 attached</text:p>
      <text:p text:style-name="P1">strace: Process 7254 attached</text:p>
      <text:p text:style-name="P1">strace: Process 7255 attached</text:p>
      <text:p text:style-name="P1">strace: Process 7256 attached</text:p>
      <text:p text:style-name="P1">strace: Process 7257 attached</text:p>
      <text:p text:style-name="P1">strace: Process 7258 attached</text:p>
      <text:p text:style-name="P1">strace: Process 7259 attached</text:p>
      <text:p text:style-name="P1">strace: Process 7260 attached</text:p>
      <text:p text:style-name="P1">strace: Process 7261 attached</text:p>
      <text:p text:style-name="P1">strace: Process 7262 attached</text:p>
      <text:p text:style-name="P1">strace: Process 7263 attached</text:p>
      <text:p text:style-name="P1"><text:soft-page-break/>strace: Process 7264 attached</text:p>
      <text:p text:style-name="P1">strace: Process 7265 attached</text:p>
      <text:p text:style-name="P1">strace: Process 7266 attached</text:p>
      <text:p text:style-name="P1">strace: Process 7267 attached</text:p>
      <text:p text:style-name="P1">strace: Process 7268 attached</text:p>
      <text:p text:style-name="P1">strace: Process 7269 attached</text:p>
      <text:p text:style-name="P1">strace: Process 7270 attached</text:p>
      <text:p text:style-name="P1">strace: Process 7271 attached</text:p>
      <text:p text:style-name="P1">strace: Process 7272 attached</text:p>
      <text:p text:style-name="P1">strace: Process 7273 attached</text:p>
      <text:p text:style-name="P1">strace: Process 7274 attached</text:p>
      <text:p text:style-name="P1">strace: Process 7275 attached</text:p>
      <text:p text:style-name="P1">strace: Process 7276 attached</text:p>
      <text:p text:style-name="P1">strace: Process 7277 attached</text:p>
      <text:p text:style-name="P1">strace: Process 7278 attached</text:p>
      <text:p text:style-name="P1">strace: Process 7279 attached</text:p>
      <text:p text:style-name="P1">strace: Process 7280 attached</text:p>
      <text:p text:style-name="P1">strace: Process 7281 attached</text:p>
      <text:p text:style-name="P1">strace: Process 7282 attached</text:p>
      <text:p text:style-name="P1">strace: Process 7283 attached</text:p>
      <text:p text:style-name="P1">strace: Process 7284 attached</text:p>
      <text:p text:style-name="P1">strace: Process 7285 attached</text:p>
      <text:p text:style-name="P1">strace: Process 7286 attached</text:p>
      <text:p text:style-name="P1">strace: Process 7287 attached</text:p>
      <text:p text:style-name="P1">strace: Process 7288 attached</text:p>
      <text:p text:style-name="P1">strace: Process 7289 attached</text:p>
      <text:p text:style-name="P1">strace: Process 7290 attached</text:p>
      <text:p text:style-name="P1">strace: Process 7291 attached</text:p>
      <text:p text:style-name="P1">strace: Process 7292 attached</text:p>
      <text:p text:style-name="P1">strace: Process 7293 attached</text:p>
      <text:p text:style-name="P1">strace: Process 7294 attached</text:p>
      <text:p text:style-name="P1">strace: Process 7295 attached</text:p>
      <text:p text:style-name="P1">strace: Process 7296 attached</text:p>
      <text:p text:style-name="P1">strace: Process 7297 attached</text:p>
      <text:p text:style-name="P1">strace: Process 7298 attached</text:p>
      <text:p text:style-name="P1">strace: Process 7299 attached</text:p>
      <text:p text:style-name="P1">strace: Process 7300 attached</text:p>
      <text:p text:style-name="P1">strace: Process 7301 attached</text:p>
      <text:p text:style-name="P1">strace: Process 7302 attached</text:p>
      <text:p text:style-name="P1">strace: Process 7303 attached</text:p>
      <text:p text:style-name="P1">strace: Process 7304 attached</text:p>
      <text:p text:style-name="P1">strace: Process 7305 attached</text:p>
      <text:p text:style-name="P1">strace: Process 7306 attached</text:p>
      <text:p text:style-name="P1">strace: Process 7307 attached</text:p>
      <text:p text:style-name="P1">strace: Process 7308 attached</text:p>
      <text:p text:style-name="P1">strace: Process 7309 attached</text:p>
      <text:p text:style-name="P1">strace: Process 7310 attached</text:p>
      <text:p text:style-name="P1">strace: Process 7311 attached</text:p>
      <text:p text:style-name="P1">strace: Process 7312 attached</text:p>
      <text:p text:style-name="P1">strace: Process 7313 attached</text:p>
      <text:p text:style-name="P1">strace: Process 7314 attached</text:p>
      <text:p text:style-name="P1">strace: Process 7315 attached</text:p>
      <text:p text:style-name="P1">strace: Process 7316 attached</text:p>
      <text:p text:style-name="P1">strace: Process 7317 attached</text:p>
      <text:p text:style-name="P1">strace: Process 7318 attached</text:p>
      <text:p text:style-name="P1">strace: Process 7319 attached</text:p>
      <text:p text:style-name="P1">strace: Process 7320 attached</text:p>
      <text:p text:style-name="P1">strace: Process 7321 attached</text:p>
      <text:p text:style-name="P1">strace: Process 7322 attached</text:p>
      <text:p text:style-name="P1">strace: Process 7323 attached</text:p>
      <text:p text:style-name="P1">strace: Process 7324 attached</text:p>
      <text:p text:style-name="P1">strace: Process 7325 attached</text:p>
      <text:p text:style-name="P1">strace: Process 7326 attached</text:p>
      <text:p text:style-name="P1">strace: Process 7327 attached</text:p>
      <text:p text:style-name="P1">strace: Process 7328 attached</text:p>
      <text:p text:style-name="P1">strace: Process 7329 attached</text:p>
      <text:p text:style-name="P1">strace: Process 7330 attached</text:p>
      <text:p text:style-name="P1">strace: Process 7331 attached</text:p>
      <text:p text:style-name="P1">strace: Process 7332 attached</text:p>
      <text:p text:style-name="P1">strace: Process 7333 attached</text:p>
      <text:p text:style-name="P1">3828</text:p>
      <text:p text:style-name="P1">% time <text:s text:c="4"/>seconds <text:s/>usecs/call <text:s text:c="4"/>calls <text:s text:c="3"/>errors syscall</text:p>
      <text:p text:style-name="P1">------ ----------- ----------- --------- --------- ----------------</text:p>
      <text:p text:style-name="P1"><text:s/>80.60 <text:s text:c="3"/>7.899276 <text:s text:c="6"/>91852 <text:s text:c="7"/>86 <text:s text:c="10"/>wait4</text:p>
      <text:p text:style-name="P1"><text:s/>18.69 <text:s text:c="3"/>1.831527 <text:s text:c="7"/>7044 <text:s text:c="6"/>260 <text:s text:c="10"/>read</text:p>
      <text:p text:style-name="P1"><text:s text:c="2"/>0.15 <text:s text:c="3"/>0.015159 <text:s text:c="8"/>174 <text:s text:c="7"/>87 <text:s text:c="10"/>execve</text:p>
      <text:p text:style-name="P1"><text:s text:c="2"/>0.09 <text:s text:c="3"/>0.009298 <text:s text:c="9"/>21 <text:s text:c="6"/>435 <text:s text:c="10"/>mmap</text:p>
      <text:p text:style-name="P1"><text:soft-page-break/><text:s text:c="2"/>0.09 <text:s text:c="3"/>0.008501 <text:s text:c="9"/>99 <text:s text:c="7"/>86 <text:s text:c="10"/>clone</text:p>
      <text:p text:style-name="P1"><text:s text:c="2"/>0.07 <text:s text:c="3"/>0.006411 <text:s text:c="9"/>18 <text:s text:c="6"/>348 <text:s text:c="10"/>mprotect</text:p>
      <text:p text:style-name="P1"><text:s text:c="2"/>0.04 <text:s text:c="3"/>0.004407 <text:s text:c="9"/>17 <text:s text:c="6"/>261 <text:s text:c="6"/>261 access</text:p>
      <text:p text:style-name="P1"><text:s text:c="2"/>0.04 <text:s text:c="3"/>0.004025 <text:s text:c="9"/>15 <text:s text:c="6"/>260 <text:s text:c="10"/>close</text:p>
      <text:p text:style-name="P1"><text:s text:c="2"/>0.04 <text:s text:c="3"/>0.003982 <text:s text:c="9"/>15 <text:s text:c="6"/>260 <text:s text:c="10"/>fstat</text:p>
      <text:p text:style-name="P1"><text:s text:c="2"/>0.04 <text:s text:c="3"/>0.003766 <text:s text:c="9"/>22 <text:s text:c="6"/>174 <text:s text:c="10"/>openat</text:p>
      <text:p text:style-name="P1"><text:s text:c="2"/>0.04 <text:s text:c="3"/>0.003499 <text:s text:c="9"/>40 <text:s text:c="7"/>87 <text:s text:c="10"/>munmap</text:p>
      <text:p text:style-name="P1"><text:s text:c="2"/>0.03 <text:s text:c="3"/>0.003106 <text:s text:c="9"/>12 <text:s text:c="6"/>259 <text:s text:c="10"/>write</text:p>
      <text:p text:style-name="P1"><text:s text:c="2"/>0.03 <text:s text:c="3"/>0.002647 <text:s text:c="9"/>15 <text:s text:c="6"/>173 <text:s text:c="10"/>dup2</text:p>
      <text:p text:style-name="P1"><text:s text:c="2"/>0.02 <text:s text:c="3"/>0.002356 <text:s text:c="10"/>9 <text:s text:c="6"/>259 <text:s text:c="10"/>brk</text:p>
      <text:p text:style-name="P1"><text:s text:c="2"/>0.01 <text:s text:c="3"/>0.001323 <text:s text:c="9"/>15 <text:s text:c="7"/>87 <text:s text:c="10"/>pipe</text:p>
      <text:p text:style-name="P1"><text:s text:c="2"/>0.01 <text:s text:c="3"/>0.000977 <text:s text:c="9"/>11 <text:s text:c="7"/>87 <text:s text:c="10"/>arch_prctl</text:p>
      <text:p text:style-name="P1">------ ----------- ----------- --------- --------- ----------------</text:p>
      <text:p text:style-name="P1">100.00 <text:s text:c="3"/>9.800260 <text:s text:c="17"/>3209 <text:s text:c="6"/>261 total</text:p>
      <text:p text:style-name="P1"/>
      <text:p text:style-name="P1">max@max-X550CC:~/os1$ strace -f ./a.out</text:p>
      <text:p text:style-name="P1">execve("./a.out", ["./a.out"], 0x7fff609654b8 /* 55 vars */) = 0</text:p>
      <text:p text:style-name="P1">brk(NULL) <text:s text:c="30"/>= 0x55f800ca4000</text:p>
      <text:p text:style-name="P1">access("/etc/ld.so.nohwcap", F_OK) <text:s text:c="5"/>= -1 ENOENT (No such file or directory)</text:p>
      <text:p text:style-name="P1">access("/etc/ld.so.preload", R_OK) <text:s text:c="5"/>= -1 ENOENT (No such file or directory)</text:p>
      <text:p text:style-name="P1">openat(AT_FDCWD, "/etc/ld.so.cache", O_RDONLY|O_CLOEXEC) = 3</text:p>
      <text:p text:style-name="P1">fstat(3, {st_mode=S_IFREG|0644, st_size=81642, ...}) = 0</text:p>
      <text:p text:style-name="P1">mmap(NULL, 81642, PROT_READ, MAP_PRIVATE, 3, 0) = 0x7fa865e7f000</text:p>
      <text:p text:style-name="P1">close(3) <text:s text:c="31"/>= 0</text:p>
      <text:p text:style-name="P1">access("/etc/ld.so.nohwcap", F_OK) <text:s text:c="5"/>= -1 ENOENT (No such file or directory)</text:p>
      <text:p text:style-name="P1">openat(AT_FDCWD, "/lib/x86_64-linux-gnu/libc.so.6", O_RDONLY|O_CLOEXEC) = 3</text:p>
      <text:p text:style-name="P1">read(3, "\177ELF\2\1\1\3\0\0\0\0\0\0\0\0\3\0&gt;\0\1\0\0\0\260\34\2\0\0\0\0\0"..., 832) = 832</text:p>
      <text:p text:style-name="P1">fstat(3, {st_mode=S_IFREG|0755, st_size=2030544, ...}) = 0</text:p>
      <text:p text:style-name="P1">mmap(NULL, 8192, PROT_READ|PROT_WRITE, MAP_PRIVATE|MAP_ANONYMOUS, -1, 0) = 0x7fa865e7d000</text:p>
      <text:p text:style-name="P1">mmap(NULL, 4131552, PROT_READ|PROT_EXEC, MAP_PRIVATE|MAP_DENYWRITE, 3, 0) = 0x7fa86587b000</text:p>
      <text:p text:style-name="P1">mprotect(0x7fa865a62000, 2097152, PROT_NONE) = 0</text:p>
      <text:p text:style-name="P1">mmap(0x7fa865c62000, 24576, PROT_READ|PROT_WRITE, MAP_PRIVATE|MAP_FIXED|MAP_DENYWRITE, 3, 0x1e7000) = 0x7fa865c62000</text:p>
      <text:p text:style-name="P1">mmap(0x7fa865c68000, 15072, PROT_READ|PROT_WRITE, MAP_PRIVATE|MAP_FIXED|MAP_ANONYMOUS, -1, 0) = 0x7fa865c68000</text:p>
      <text:p text:style-name="P1">close(3) <text:s text:c="31"/>= 0</text:p>
      <text:p text:style-name="P1">arch_prctl(ARCH_SET_FS, 0x7fa865e7e4c0) = 0</text:p>
      <text:p text:style-name="P1">mprotect(0x7fa865c62000, 16384, PROT_READ) = 0</text:p>
      <text:p text:style-name="P1">mprotect(0x55f7fef90000, 4096, PROT_READ) = 0</text:p>
      <text:p text:style-name="P1">mprotect(0x7fa865e93000, 4096, PROT_READ) = 0</text:p>
      <text:p text:style-name="P1">munmap(0x7fa865e7f000, 81642) <text:s text:c="10"/>= 0</text:p>
      <text:p text:style-name="P1">pipe([3, 4]) <text:s text:c="27"/>= 0</text:p>
      <text:p text:style-name="P1">read(0, 3</text:p>
      <text:p text:style-name="P1">"3\n", 10) <text:s text:c="21"/>= 2</text:p>
      <text:p text:style-name="P1">dup2(3, 0) <text:s text:c="29"/>= 0</text:p>
      <text:p text:style-name="P1">clone(strace: Process 7510 attached</text:p>
      <text:p text:style-name="P1">child_stack=NULL, flags=CLONE_CHILD_CLEARTID|CLONE_CHILD_SETTID|SIGCHLD, child_tidptr=0x7fa865e7e790) = 7510</text:p>
      <text:p text:style-name="P1">[pid <text:s/>7509] wait4(-1, <text:s/>&lt;unfinished ...&gt;</text:p>
      <text:p text:style-name="P1">[pid <text:s/>7510] dup2(4, 1) <text:s text:c="17"/>= 1</text:p>
      <text:p text:style-name="P1">[pid <text:s/>7510] write(1, "2\0\0\0\0\0\0\0\0\0", 10) = 10</text:p>
      <text:p text:style-name="P1">[pid <text:s/>7510] execve("./a.out", ["./a.out"], 0x7ffc2842cab8 /* 55 vars */) = 0</text:p>
      <text:p text:style-name="P1">[pid <text:s/>7510] brk(NULL) <text:s text:c="18"/>= 0x55ea18646000</text:p>
      <text:p text:style-name="P1">[pid <text:s/>7510] access("/etc/ld.so.nohwcap", F_OK) = -1 ENOENT (No such file or directory)</text:p>
      <text:p text:style-name="P1">[pid <text:s/>7510] access("/etc/ld.so.preload", R_OK) = -1 ENOENT (No such file or directory)</text:p>
      <text:p text:style-name="P1">[pid <text:s/>7510] openat(AT_FDCWD, "/etc/ld.so.cache", O_RDONLY|O_CLOEXEC) = 5</text:p>
      <text:p text:style-name="P1">[pid <text:s/>7510] fstat(5, {st_mode=S_IFREG|0644, st_size=81642, ...}) = 0</text:p>
      <text:p text:style-name="P1">[pid <text:s/>7510] mmap(NULL, 81642, PROT_READ, MAP_PRIVATE, 5, 0) = 0x7f61813e6000</text:p>
      <text:p text:style-name="P1">[pid <text:s/>7510] close(5) <text:s text:c="19"/>= 0</text:p>
      <text:p text:style-name="P1">[pid <text:s/>7510] access("/etc/ld.so.nohwcap", F_OK) = -1 ENOENT (No such file or directory)</text:p>
      <text:p text:style-name="P1">[pid <text:s/>7510] openat(AT_FDCWD, "/lib/x86_64-linux-gnu/libc.so.6", O_RDONLY|O_CLOEXEC) = 5</text:p>
      <text:p text:style-name="P1">[pid <text:s/>7510] read(5, "\177ELF\2\1\1\3\0\0\0\0\0\0\0\0\3\0&gt;\0\1\0\0\0\260\34\2\0\0\0\0\0"..., 832) = 832</text:p>
      <text:p text:style-name="P1">[pid <text:s/>7510] fstat(5, {st_mode=S_IFREG|0755, st_size=2030544, ...}) = 0</text:p>
      <text:p text:style-name="P1">[pid <text:s/>7510] mmap(NULL, 8192, PROT_READ|PROT_WRITE, MAP_PRIVATE|MAP_ANONYMOUS, -1, 0) = 0x7f61813e4000</text:p>
      <text:p text:style-name="P1">[pid <text:s/>7510] mmap(NULL, 4131552, PROT_READ|PROT_EXEC, MAP_PRIVATE|MAP_DENYWRITE, 5, 0) = 0x7f6180de2000</text:p>
      <text:p text:style-name="P1">[pid <text:s/>7510] mprotect(0x7f6180fc9000, 2097152, PROT_NONE) = 0</text:p>
      <text:p text:style-name="P1">[pid <text:s/>7510] mmap(0x7f61811c9000, 24576, PROT_READ|PROT_WRITE, MAP_PRIVATE|MAP_FIXED|MAP_DENYWRITE, 5, 0x1e7000) = 0x7f61811c9000</text:p>
      <text:p text:style-name="P1">[pid <text:s/>7510] mmap(0x7f61811cf000, 15072, PROT_READ|PROT_WRITE, MAP_PRIVATE|MAP_FIXED|MAP_ANONYMOUS, -1, 0) = 0x7f61811cf000</text:p>
      <text:p text:style-name="P1">[pid <text:s/>7510] close(5) <text:s text:c="19"/>= 0</text:p>
      <text:p text:style-name="P1">[pid <text:s/>7510] arch_prctl(ARCH_SET_FS, 0x7f61813e54c0) = 0</text:p>
      <text:p text:style-name="P1">[pid <text:s/>7510] mprotect(0x7f61811c9000, 16384, PROT_READ) = 0</text:p>
      <text:p text:style-name="P1">[pid <text:s/>7510] mprotect(0x55ea1768b000, 4096, PROT_READ) = 0</text:p>
      <text:p text:style-name="P1">[pid <text:s/>7510] mprotect(0x7f61813fa000, 4096, PROT_READ) = 0</text:p>
      <text:p text:style-name="P1"><text:soft-page-break/>[pid <text:s/>7510] munmap(0x7f61813e6000, 81642) = 0</text:p>
      <text:p text:style-name="P1">[pid <text:s/>7510] pipe([5, 6]) <text:s text:c="15"/>= 0</text:p>
      <text:p text:style-name="P1">[pid <text:s/>7510] read(0, "2\0\0\0\0\0\0\0\0\0", 10) = 10</text:p>
      <text:p text:style-name="P1">[pid <text:s/>7510] dup2(5, 0) <text:s text:c="17"/>= 0</text:p>
      <text:p text:style-name="P1">[pid <text:s/>7510] clone(strace: Process 7511 attached</text:p>
      <text:p text:style-name="P1">child_stack=NULL, flags=CLONE_CHILD_CLEARTID|CLONE_CHILD_SETTID|SIGCHLD, child_tidptr=0x7f61813e5790) = 7511</text:p>
      <text:p text:style-name="P1">[pid <text:s/>7511] dup2(6, 1 &lt;unfinished ...&gt;</text:p>
      <text:p text:style-name="P1">[pid <text:s/>7510] wait4(-1, <text:s/>&lt;unfinished ...&gt;</text:p>
      <text:p text:style-name="P1">[pid <text:s/>7511] &lt;... dup2 resumed&gt; ) <text:s text:c="7"/>= 1</text:p>
      <text:p text:style-name="P1">[pid <text:s/>7511] write(1, "1\0\0\0\0\0\0\0\0\0", 10) = 10</text:p>
      <text:p text:style-name="P1">[pid <text:s/>7511] execve("./a.out", ["./a.out"], 0x7ffef4a0e938 /* 55 vars */) = 0</text:p>
      <text:p text:style-name="P1">[pid <text:s/>7511] brk(NULL) <text:s text:c="18"/>= 0x558fe288f000</text:p>
      <text:p text:style-name="P1">[pid <text:s/>7511] access("/etc/ld.so.nohwcap", F_OK) = -1 ENOENT (No such file or directory)</text:p>
      <text:p text:style-name="P1">[pid <text:s/>7511] access("/etc/ld.so.preload", R_OK) = -1 ENOENT (No such file or directory)</text:p>
      <text:p text:style-name="P1">[pid <text:s/>7511] openat(AT_FDCWD, "/etc/ld.so.cache", O_RDONLY|O_CLOEXEC) = 7</text:p>
      <text:p text:style-name="P1">[pid <text:s/>7511] fstat(7, {st_mode=S_IFREG|0644, st_size=81642, ...}) = 0</text:p>
      <text:p text:style-name="P1">[pid <text:s/>7511] mmap(NULL, 81642, PROT_READ, MAP_PRIVATE, 7, 0) = 0x7f405f386000</text:p>
      <text:p text:style-name="P1">[pid <text:s/>7511] close(7) <text:s text:c="19"/>= 0</text:p>
      <text:p text:style-name="P1">[pid <text:s/>7511] access("/etc/ld.so.nohwcap", F_OK) = -1 ENOENT (No such file or directory)</text:p>
      <text:p text:style-name="P1">[pid <text:s/>7511] openat(AT_FDCWD, "/lib/x86_64-linux-gnu/libc.so.6", O_RDONLY|O_CLOEXEC) = 7</text:p>
      <text:p text:style-name="P1">[pid <text:s/>7511] read(7, "\177ELF\2\1\1\3\0\0\0\0\0\0\0\0\3\0&gt;\0\1\0\0\0\260\34\2\0\0\0\0\0"..., 832) = 832</text:p>
      <text:p text:style-name="P1">[pid <text:s/>7511] fstat(7, {st_mode=S_IFREG|0755, st_size=2030544, ...}) = 0</text:p>
      <text:p text:style-name="P1">[pid <text:s/>7511] mmap(NULL, 8192, PROT_READ|PROT_WRITE, MAP_PRIVATE|MAP_ANONYMOUS, -1, 0) = 0x7f405f384000</text:p>
      <text:p text:style-name="P1">[pid <text:s/>7511] mmap(NULL, 4131552, PROT_READ|PROT_EXEC, MAP_PRIVATE|MAP_DENYWRITE, 7, 0) = 0x7f405ed82000</text:p>
      <text:p text:style-name="P1">[pid <text:s/>7511] mprotect(0x7f405ef69000, 2097152, PROT_NONE) = 0</text:p>
      <text:p text:style-name="P1">[pid <text:s/>7511] mmap(0x7f405f169000, 24576, PROT_READ|PROT_WRITE, MAP_PRIVATE|MAP_FIXED|MAP_DENYWRITE, 7, 0x1e7000) = 0x7f405f169000</text:p>
      <text:p text:style-name="P1">[pid <text:s/>7511] mmap(0x7f405f16f000, 15072, PROT_READ|PROT_WRITE, MAP_PRIVATE|MAP_FIXED|MAP_ANONYMOUS, -1, 0) = 0x7f405f16f000</text:p>
      <text:p text:style-name="P1">[pid <text:s/>7511] close(7) <text:s text:c="19"/>= 0</text:p>
      <text:p text:style-name="P1">[pid <text:s/>7511] arch_prctl(ARCH_SET_FS, 0x7f405f3854c0) = 0</text:p>
      <text:p text:style-name="P1">[pid <text:s/>7511] mprotect(0x7f405f169000, 16384, PROT_READ) = 0</text:p>
      <text:p text:style-name="P1">[pid <text:s/>7511] mprotect(0x558fe0cd5000, 4096, PROT_READ) = 0</text:p>
      <text:p text:style-name="P1">[pid <text:s/>7511] mprotect(0x7f405f39a000, 4096, PROT_READ) = 0</text:p>
      <text:p text:style-name="P1">[pid <text:s/>7511] munmap(0x7f405f386000, 81642) = 0</text:p>
      <text:p text:style-name="P1">[pid <text:s/>7511] pipe([7, 8]) <text:s text:c="15"/>= 0</text:p>
      <text:p text:style-name="P1">[pid <text:s/>7511] read(0, "1\0\0\0\0\0\0\0\0\0", 10) = 10</text:p>
      <text:p text:style-name="P1">[pid <text:s/>7511] dup2(7, 0) <text:s text:c="17"/>= 0</text:p>
      <text:p text:style-name="P1">[pid <text:s/>7511] write(1, "1\0\0\0\0\0\0\0\0\0", 10) = 10</text:p>
      <text:p text:style-name="P1">[pid <text:s/>7511] exit_group(0) <text:s text:c="14"/>= ?</text:p>
      <text:p text:style-name="P1">[pid <text:s/>7511] +++ exited with 0 +++</text:p>
      <text:p text:style-name="P1">[pid <text:s/>7510] &lt;... wait4 resumed&gt; NULL, 0, NULL) = 7511</text:p>
      <text:p text:style-name="P1">[pid <text:s/>7510] --- SIGCHLD {si_signo=SIGCHLD, si_code=CLD_EXITED, si_pid=7511, si_uid=1000, si_status=0, si_utime=0, si_stime=0} ---</text:p>
      <text:p text:style-name="P1">[pid <text:s/>7510] close(6) <text:s text:c="19"/>= 0</text:p>
      <text:p text:style-name="P1">[pid <text:s/>7510] read(0, "1\0\0\0\0\0\0\0\0\0", 10) = 10</text:p>
      <text:p text:style-name="P1">[pid <text:s/>7510] write(1, "3\0\0\0\0\0\0\0\0\0", 10) = 10</text:p>
      <text:p text:style-name="P1">[pid <text:s/>7510] fstat(1, {st_mode=S_IFIFO|0600, st_size=0, ...}) = 0</text:p>
      <text:p text:style-name="P1">[pid <text:s/>7510] brk(NULL) <text:s text:c="18"/>= 0x55ea18646000</text:p>
      <text:p text:style-name="P1">[pid <text:s/>7510] brk(0x55ea18667000) <text:s text:c="8"/>= 0x55ea18667000</text:p>
      <text:p text:style-name="P1">[pid <text:s/>7510] write(1, "\n", 1) <text:s text:c="10"/>= 1</text:p>
      <text:p text:style-name="P1">[pid <text:s/>7510] exit_group(0) <text:s text:c="14"/>= ?</text:p>
      <text:p text:style-name="P1">[pid <text:s/>7510] +++ exited with 0 +++</text:p>
      <text:p text:style-name="P1">&lt;... wait4 resumed&gt; NULL, 0, NULL) <text:s text:c="5"/>= 7510</text:p>
      <text:p text:style-name="P1">--- SIGCHLD {si_signo=SIGCHLD, si_code=CLD_EXITED, si_pid=7510, si_uid=1000, si_status=0, si_utime=0, si_stime=0} ---</text:p>
      <text:p text:style-name="P1">close(4) <text:s text:c="31"/>= 0</text:p>
      <text:p text:style-name="P1">read(0, "3\0\0\0\0\0\0\0\0\0", 10) <text:s text:c="5"/>= 10</text:p>
      <text:p text:style-name="P1">write(1, "6\0\0\0\0\0\0\0\0\0", 106) <text:s text:c="4"/>= 10</text:p>
      <text:p text:style-name="P1">fstat(1, {st_mode=S_IFCHR|0620, st_rdev=makedev(136, 0), ...}) = 0</text:p>
      <text:p text:style-name="P1">brk(NULL) <text:s text:c="30"/>= 0x55f800ca4000</text:p>
      <text:p text:style-name="P1">brk(0x55f800cc5000) <text:s text:c="20"/>= 0x55f800cc5000</text:p>
      <text:p text:style-name="P1">write(1, "\n", 1</text:p>
      <text:p text:style-name="P1">) <text:s text:c="22"/>= 1</text:p>
      <text:p text:style-name="P1">exit_group(0) <text:s text:c="26"/>= ?</text:p>
      <text:p text:style-name="P1">+++ exited with 0 +++</text:p>
      <text:p text:style-name="P1">max@max-X550CC:~/os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44:58.312282555</meta:creation-date>
    <dc:date>2018-11-20T15:02:21.247484407</dc:date>
    <meta:editing-duration>PT17M2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7" meta:paragraph-count="485" meta:word-count="2954" meta:character-count="26800" meta:non-whitespace-character-count="20930"/>
  </office:meta>
</office:document-meta>
</file>